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7.463cm" fo:margin-left="0cm" table:align="left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034cm"/>
    </style:style>
    <style:style style:name="Tabla1.D" style:family="table-column">
      <style:table-column-properties style:column-width="1.27cm"/>
    </style:style>
    <style:style style:name="Tabla1.E" style:family="table-column">
      <style:table-column-properties style:column-width="4.621cm"/>
    </style:style>
    <style:style style:name="Tabla1.F" style:family="table-column">
      <style:table-column-properties style:column-width="2.85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Alumnos 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header-rows>
            <table:table-row>
              <table:table-cell table:style-name="Tabla1.A1" office:value-type="string">
                <text:p text:style-name="P2"><text:bookmark text:name="sf_admin_list_th_apellido"/>Apellido<text:bookmark text:name="sf_admin_list_th_nombre"/></text:p>
              </table:table-cell>
              <table:table-cell table:style-name="Tabla1.A1" office:value-type="string">
                <text:p text:style-name="P2">Nombre<text:bookmark text:name="sf_admin_list_th_nro_documentot"/></text:p>
              </table:table-cell>
              <table:table-cell table:style-name="Tabla1.A1" office:value-type="string">
                <text:p text:style-name="P2">Nro. Documento<text:bookmark text:name="sf_admin_list_th_Sexo"/></text:p>
              </table:table-cell>
              <table:table-cell table:style-name="Tabla1.A1" office:value-type="string">
                <text:p text:style-name="P2">Sexo<text:bookmark text:name="sf_admin_list_th_provincia"/></text:p>
              </table:table-cell>
              <table:table-cell table:style-name="Tabla1.A1" office:value-type="string">
                <text:p text:style-name="P2">Dirección<text:bookmark text:name="sf_admin_list_th_ciudad"/></text:p>
              </table:table-cell>
              <table:table-cell table:style-name="Tabla1.F1" office:value-type="string">
                <text:p text:style-name="P2">Teléfono</text:p>
              </table:table-cell>
            </table:table-row>
          </table:table-header-rows>
          <table:table-row>
            <table:table-cell table:style-name="Tabla1.A2" office:value-type="string">
              <text:p text:style-name="P1">[alumno.Apellido;block=table:table-row]</text:p>
            </table:table-cell>
            <table:table-cell table:style-name="Tabla1.A2" office:value-type="string">
              <text:p text:style-name="P1">[alumno.Nombre]</text:p>
            </table:table-cell>
            <table:table-cell table:style-name="Tabla1.A2" office:value-type="string">
              <text:p text:style-name="P1">DNI <text:span text:style-name="T1">[alumno.NroDocumento]</text:span></text:p>
            </table:table-cell>
            <table:table-cell table:style-name="Tabla1.A2" office:value-type="string">
              <text:p text:style-name="P1">[alumno.Sexo]</text:p>
            </table:table-cell>
            <table:table-cell table:style-name="Tabla1.A2" office:value-type="string">
              <text:p text:style-name="P1">[alumno.Direccion]</text:p>
            </table:table-cell>
            <table:table-cell table:style-name="Tabla1.F2" office:value-type="string">
              <text:p text:style-name="P1">[alumno.Telefono]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400m0$Build-2</meta:generator>
    <meta:creation-date>2007-10-31T12:00:38</meta:creation-date>
    <dc:date>2014-02-01T00:56:01</dc:date>
    <dc:language>es-AR</dc:language>
    <meta:editing-cycles>16</meta:editing-cycles>
    <meta:editing-duration>PT1H20M54S</meta:editing-duration>
    <dc:creator>jose andrada</dc:creator>
    <meta:document-statistic meta:table-count="1" meta:image-count="0" meta:object-count="0" meta:page-count="1" meta:paragraph-count="13" meta:word-count="15" meta:character-count="185" meta:non-whitespace-character-count="181"/>
    <meta:user-defined meta:name="Info 1"/>
    <meta:user-defined meta:name="Info 2"/>
    <meta:user-defined meta:name="Info 3"/>
    <meta:user-defined meta:name="Info 4"/>
  </office:meta>
</office:document-meta>
</file>